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paragraph-properties fo:text-align="justify" style:justify-single-word="false"/>
      <style:text-properties officeooo:paragraph-rsid="0041665f"/>
    </style:style>
    <style:style style:name="P6" style:family="paragraph" style:parent-style-name="Standard">
      <style:paragraph-properties fo:text-align="justify" style:justify-single-word="false"/>
      <style:text-properties officeooo:paragraph-rsid="0058da08"/>
    </style:style>
    <style:style style:name="P7" style:family="paragraph" style:parent-style-name="Standard">
      <style:text-properties officeooo:rsid="004bde7c" officeooo:paragraph-rsid="004bde7c"/>
    </style:style>
    <style:style style:name="P8" style:family="paragraph" style:parent-style-name="Standard">
      <style:text-properties officeooo:rsid="00505972" officeooo:paragraph-rsid="00505972"/>
    </style:style>
    <style:style style:name="P9" style:family="paragraph" style:parent-style-name="Standard">
      <style:text-properties officeooo:rsid="00505972" officeooo:paragraph-rsid="0058da08"/>
    </style:style>
    <style:style style:name="P10" style:family="paragraph" style:parent-style-name="Standard">
      <style:text-properties officeooo:rsid="00505972" officeooo:paragraph-rsid="005ad3bb"/>
    </style:style>
    <style:style style:name="P11" style:family="paragraph" style:parent-style-name="Standard">
      <style:text-properties officeooo:rsid="00505972" officeooo:paragraph-rsid="005c832d"/>
    </style:style>
    <style:style style:name="P12" style:family="paragraph" style:parent-style-name="Standard">
      <style:text-properties officeooo:rsid="00505972" officeooo:paragraph-rsid="005ea4ed"/>
    </style:style>
    <style:style style:name="P13" style:family="paragraph" style:parent-style-name="Standard">
      <style:text-properties officeooo:rsid="00505972" officeooo:paragraph-rsid="006356d8"/>
    </style:style>
    <style:style style:name="P14" style:family="paragraph" style:parent-style-name="Standard">
      <style:text-properties officeooo:rsid="00505972" officeooo:paragraph-rsid="0067fb31"/>
    </style:style>
    <style:style style:name="P15" style:family="paragraph" style:parent-style-name="Standard">
      <style:text-properties officeooo:rsid="00505972" officeooo:paragraph-rsid="0069d1f5"/>
    </style:style>
    <style:style style:name="P16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0597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8da0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c832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ea4e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6356d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69d1f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2" style:family="paragraph" style:parent-style-name="Standard">
      <style:text-properties officeooo:paragraph-rsid="004bde7c"/>
    </style:style>
    <style:style style:name="P23" style:family="paragraph" style:parent-style-name="Standard">
      <style:text-properties officeooo:rsid="005c832d" officeooo:paragraph-rsid="005c832d"/>
    </style:style>
    <style:style style:name="P24" style:family="paragraph" style:parent-style-name="Standard">
      <style:text-properties officeooo:rsid="005c832d" officeooo:paragraph-rsid="005ea4ed"/>
    </style:style>
    <style:style style:name="P25" style:family="paragraph" style:parent-style-name="Standard">
      <style:text-properties officeooo:rsid="005c832d" officeooo:paragraph-rsid="006356d8"/>
    </style:style>
    <style:style style:name="P26" style:family="paragraph" style:parent-style-name="Standard">
      <style:text-properties officeooo:rsid="005c832d" officeooo:paragraph-rsid="0067fb31"/>
    </style:style>
    <style:style style:name="P27" style:family="paragraph" style:parent-style-name="Standard">
      <style:text-properties officeooo:rsid="005d4109" officeooo:paragraph-rsid="005d4109"/>
    </style:style>
    <style:style style:name="P28" style:family="paragraph" style:parent-style-name="Standard">
      <style:text-properties officeooo:rsid="005ea4ed" officeooo:paragraph-rsid="005ea4ed"/>
    </style:style>
    <style:style style:name="P29" style:family="paragraph" style:parent-style-name="Standard">
      <style:text-properties officeooo:rsid="005ea4ed" officeooo:paragraph-rsid="006356d8"/>
    </style:style>
    <style:style style:name="P30" style:family="paragraph" style:parent-style-name="Standard">
      <style:text-properties officeooo:rsid="00668e77" officeooo:paragraph-rsid="00668e77"/>
    </style:style>
    <style:style style:name="P31" style:family="paragraph" style:parent-style-name="Heading_20_2">
      <style:text-properties officeooo:rsid="00505972" officeooo:paragraph-rsid="00505972"/>
    </style:style>
    <style:style style:name="P32" style:family="paragraph" style:parent-style-name="Preformatted_20_Text">
      <style:text-properties officeooo:paragraph-rsid="005ad3bb"/>
    </style:style>
    <style:style style:name="P33" style:family="paragraph" style:parent-style-name="Preformatted_20_Text">
      <style:text-properties officeooo:paragraph-rsid="005c832d"/>
    </style:style>
    <style:style style:name="P34" style:family="paragraph" style:parent-style-name="Preformatted_20_Text">
      <style:text-properties officeooo:paragraph-rsid="005ea4ed"/>
    </style:style>
    <style:style style:name="P35" style:family="paragraph" style:parent-style-name="Preformatted_20_Text">
      <style:text-properties officeooo:paragraph-rsid="00652b73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Standard">
      <style:paragraph-properties fo:break-before="page"/>
      <style:text-properties officeooo:rsid="00652b73" officeooo:paragraph-rsid="00652b73"/>
    </style:style>
    <style:style style:name="P38" style:family="paragraph" style:parent-style-name="Heading_20_2">
      <style:paragraph-properties fo:break-before="page"/>
      <style:text-properties officeooo:rsid="00505972" officeooo:paragraph-rsid="0058da08"/>
    </style:style>
    <style:style style:name="P39" style:family="paragraph" style:parent-style-name="Negritos">
      <style:text-properties style:font-name="DejaVu Sans Mono1" fo:font-size="10pt" fo:font-weight="bold" officeooo:rsid="00505972" style:font-size-asian="10pt" style:font-weight-asian="bold" style:font-size-complex="10pt" style:font-weight-complex="bold"/>
    </style:style>
    <style:style style:name="P40" style:family="paragraph" style:parent-style-name="Negritos">
      <style:text-properties style:font-name="DejaVu Sans Mono1" fo:font-size="10pt" fo:font-weight="bold" officeooo:rsid="00505972" officeooo:paragraph-rsid="0058da08" style:font-size-asian="10pt" style:font-weight-asian="bold" style:font-size-complex="10pt" style:font-weight-complex="bold"/>
    </style:style>
    <style:style style:name="P41" style:family="paragraph" style:parent-style-name="Negritos">
      <style:text-properties officeooo:paragraph-rsid="0058da08"/>
    </style:style>
    <style:style style:name="P42" style:family="paragraph" style:parent-style-name="Heading_20_1" style:master-page-name="Standard">
      <style:paragraph-properties style:page-number="auto"/>
      <style:text-properties officeooo:rsid="004156af"/>
    </style:style>
    <style:style style:name="T1" style:family="text">
      <style:text-properties officeooo:rsid="00167c96"/>
    </style:style>
    <style:style style:name="T2" style:family="text">
      <style:text-properties officeooo:rsid="0071216d"/>
    </style:style>
    <style:style style:name="T3" style:family="text">
      <style:text-properties officeooo:rsid="004156af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1216d" style:font-size-asian="9pt" style:font-weight-asian="bold" style:font-name-complex="Arial1" style:font-size-complex="9pt" style:font-weight-complex="bold"/>
    </style:style>
    <style:style style:name="T9" style:family="text">
      <style:text-properties officeooo:rsid="00505972"/>
    </style:style>
    <style:style style:name="T10" style:family="text">
      <style:text-properties officeooo:rsid="004bde7c"/>
    </style:style>
    <style:style style:name="T11" style:family="text">
      <style:text-properties style:font-name="Linux Libertine O" officeooo:rsid="001744a1"/>
    </style:style>
    <style:style style:name="T12" style:family="text">
      <style:text-properties style:font-name="Linux Libertine O" officeooo:rsid="00505972"/>
    </style:style>
    <style:style style:name="T13" style:family="text">
      <style:text-properties style:font-name="Linux Libertine O" officeooo:rsid="0052f21d"/>
    </style:style>
    <style:style style:name="T14" style:family="text">
      <style:text-properties style:use-window-font-color="true" style:font-name="DejaVu Sans Mono1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" style:family="text">
      <style:text-properties style:use-window-font-color="true" style:font-name="DejaVu Sans Mono1" fo:font-size="10pt" fo:language="es" fo:country="ES" fo:font-weight="bold" officeooo:rsid="005ea4e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officeooo:rsid="00505972" style:font-size-asian="10pt" style:font-weight-asian="bold" style:font-size-complex="10pt" style:font-weight-complex="bold"/>
    </style:style>
    <style:style style:name="T17" style:family="text">
      <style:text-properties officeooo:rsid="0058da08" style:font-size-asian="10pt" style:font-weight-asian="bold" style:font-size-complex="10pt" style:font-weight-complex="bold"/>
    </style:style>
    <style:style style:name="T18" style:family="text">
      <style:text-properties officeooo:rsid="0052f21d"/>
    </style:style>
    <style:style style:name="T19" style:family="text">
      <style:text-properties officeooo:rsid="0058da08"/>
    </style:style>
    <style:style style:name="T20" style:family="text">
      <style:text-properties officeooo:rsid="005a0c9a"/>
    </style:style>
    <style:style style:name="T21" style:family="text">
      <style:text-properties officeooo:rsid="005ad3bb"/>
    </style:style>
    <style:style style:name="T22" style:family="text">
      <style:text-properties style:font-name="DejaVu Sans Mono1" fo:font-size="9pt" fo:font-weight="bold" officeooo:rsid="005ad3bb" style:font-size-asian="9pt" style:font-weight-asian="bold" style:font-size-complex="9pt" style:font-weight-complex="bold"/>
    </style:style>
    <style:style style:name="T23" style:family="text">
      <style:text-properties officeooo:rsid="005c832d"/>
    </style:style>
    <style:style style:name="T24" style:family="text">
      <style:text-properties officeooo:rsid="005d4109"/>
    </style:style>
    <style:style style:name="T25" style:family="text">
      <style:text-properties officeooo:rsid="005dcaef"/>
    </style:style>
    <style:style style:name="T26" style:family="text">
      <style:text-properties officeooo:rsid="005ea4ed"/>
    </style:style>
    <style:style style:name="T27" style:family="text">
      <style:text-properties officeooo:rsid="006356d8"/>
    </style:style>
    <style:style style:name="T28" style:family="text">
      <style:text-properties officeooo:rsid="00652b73"/>
    </style:style>
    <style:style style:name="T29" style:family="text">
      <style:text-properties fo:font-size="9pt" officeooo:rsid="005ad3bb" style:font-size-asian="9pt" style:font-weight-asian="bold" style:font-size-complex="9pt" style:font-weight-complex="bold"/>
    </style:style>
    <style:style style:name="T30" style:family="text">
      <style:text-properties officeooo:rsid="006c1d44"/>
    </style:style>
    <style:style style:name="T31" style:family="text">
      <style:text-properties officeooo:rsid="006f6db4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.152cm" fo:border="0.06pt solid #000000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Docker Compose</text:h>
      <text:p text:style-name="Heading_20_2">Preparar el entorno de trabajo</text:p>
      <text:p text:style-name="P4">In<text:span text:style-name="T18">s</text:span>talar <text:span text:style-name="T10">Docker</text:span> <text:span text:style-name="T9">Compose según la bitácora en sitio de la cátedra.</text:span></text:p>
      <text:p text:style-name="P31">Crear un container</text:p>
      <text:p text:style-name="P5"><text:span text:style-name="T12">Creamos un directorio y dentro de él un archivo para </text:span><text:span text:style-name="T13">definir</text:span><text:span text:style-name="T12"> nuestros containers</text:span><text:span text:style-name="T11">:</text:span></text:p>
      <text:p text:style-name="P39">mkdir hello-world</text:p>
      <text:p text:style-name="Negritos"><text:span text:style-name="Source_20_Text"><text:span text:style-name="T16">cd hello-world</text:span></text:span></text:p>
      <text:p text:style-name="Negritos"><text:span text:style-name="Source_20_Text">nano docker-compose.yml</text:span></text:p>
      <text:p text:style-name="Negritos"/>
      <text:p text:style-name="P8">Ingresar el siguiente texto en el archivo:</text:p>
      <text:p text:style-name="P8"><draw:frame draw:style-name="fr1" draw:name="Frame1" text:anchor-type="paragraph" svg:width="10.696cm" draw:z-index="0"><draw:text-box fo:min-height="2.027cm"><text:p text:style-name="Preformatted_20_Text"><text:span text:style-name="Source_20_Text">my-test:</text:span></text:p><text:p text:style-name="P36"><text:span text:style-name="Source_20_Text"><text:s text:c="2"/>image: hello-world</text:span></text:p></draw:text-box></draw:frame></text:p>
      <text:p text:style-name="P8">Guardar y cerrar (CTRL-O <text:span text:style-name="T18">y luego </text:span>CTRL-X)</text:p>
      <text:p text:style-name="P8"/>
      <text:p text:style-name="P8">En el mismo directorio donde está el archivo .yml ejecutar</text:p>
      <text:p text:style-name="P16">docker-compose up</text:p>
      <text:p text:style-name="P7"/>
      <text:p text:style-name="P22"/>
      <text:p text:style-name="P38">Crear <text:span text:style-name="T19">un container Worpress</text:span></text:p>
      <text:p text:style-name="P6"><text:span text:style-name="T12">Creamos un directorio y dentro de él un archivo para </text:span><text:span text:style-name="T13">definir</text:span><text:span text:style-name="T12"> nuestros containers</text:span><text:span text:style-name="T11">:</text:span></text:p>
      <text:p text:style-name="P40">mkdir <text:span text:style-name="T19">wordpress</text:span></text:p>
      <text:p text:style-name="P41"><text:span text:style-name="Source_20_Text"><text:span text:style-name="T16">cd </text:span></text:span><text:span text:style-name="Source_20_Text"><text:span text:style-name="T17">wordpress</text:span></text:span></text:p>
      <text:p text:style-name="P41"><text:span text:style-name="Source_20_Text">nano docker-compose.yml</text:span></text:p>
      <text:p text:style-name="P41"/>
      <text:p text:style-name="P9">Ingresar el siguiente texto en el archivo:</text:p>
      <text:p text:style-name="P9"><draw:frame draw:style-name="fr1" draw:name="Marco1" text:anchor-type="paragraph" svg:width="10.696cm" draw:z-index="1"><draw:text-box fo:min-height="2.027cm"><text:p text:style-name="P32"><text:span text:style-name="Source_20_Text"><text:span text:style-name="T21">wordpress:</text:span></text:span></text:p><text:p text:style-name="P32"><text:span text:style-name="Source_20_Text"><text:span text:style-name="T21"><text:s text:c="2"/>image: wordpress</text:span></text:span></text:p><text:p text:style-name="P32"><text:span text:style-name="Source_20_Text"/></text:p><text:p text:style-name="P32"><text:span text:style-name="Source_20_Text"><text:span text:style-name="T21"><text:s text:c="2"/>ports:</text:span></text:span></text:p><text:p text:style-name="P32"><text:span text:style-name="Source_20_Text"><text:span text:style-name="T21"><text:s text:c="4"/>- 8088:80</text:span></text:span></text:p><text:p text:style-name="P32"><text:span text:style-name="Source_20_Text"/></text:p></draw:text-box></draw:frame></text:p>
      <text:p text:style-name="P9">Guardar y cerrar (CTRL-O <text:span text:style-name="T18">y luego </text:span>CTRL-X)</text:p>
      <text:p text:style-name="P9"/>
      <text:p text:style-name="P9">En el mismo directorio donde está el archivo .yml ejecutar</text:p>
      <text:p text:style-name="P17">docker-compose up -<text:span text:style-name="T20">d</text:span></text:p>
      <text:p text:style-name="Text_20_body"/>
      <text:p text:style-name="P23">Detenemos el container con:</text:p>
      <text:p text:style-name="P18">docker-compose <text:span text:style-name="T23">stop</text:span></text:p>
      <text:p text:style-name="P23"/>
      <text:p text:style-name="P26">Ahora agregamos el container para la base de datos editando <text:span text:style-name="T24">el </text:span><text:span text:style-name="Source_20_Text"><text:span text:style-name="T29">docker-compose.yml</text:span></text:span><text:span text:style-name="T22"> </text:span>para que quede:</text:p>
      <text:p text:style-name="P23"><draw:frame draw:style-name="fr1" draw:name="Marco2" text:anchor-type="paragraph" svg:width="10.696cm" draw:z-index="2"><draw:text-box fo:min-height="2.027cm"><text:p text:style-name="P32"><text:span text:style-name="Source_20_Text"><text:span text:style-name="T21">wordpress:</text:span></text:span></text:p><text:p text:style-name="P32"><text:span text:style-name="Source_20_Text"><text:span text:style-name="T21"><text:s text:c="2"/>image: wordpress</text:span></text:span></text:p><text:p text:style-name="P32"><text:span text:style-name="Source_20_Text"/></text:p><text:p text:style-name="P32"><text:span text:style-name="Source_20_Text"><text:span text:style-name="T21"><text:s text:c="2"/>ports:</text:span></text:span></text:p><text:p text:style-name="P32"><text:span text:style-name="Source_20_Text"><text:span text:style-name="T21"><text:s text:c="4"/>- 8088:80</text:span></text:span></text:p><text:p text:style-name="P32"><text:span text:style-name="Source_20_Text"/></text:p><text:p text:style-name="P33"><text:span text:style-name="Source_20_Text"><text:span text:style-name="T21"><text:s text:c="2"/>links:</text:span></text:span></text:p><text:p text:style-name="P33"><text:span text:style-name="Source_20_Text"><text:span text:style-name="T21"><text:s text:c="4"/>- wordpress_db:mysql</text:span></text:span></text:p><text:p text:style-name="P33"><text:span text:style-name="Source_20_Text"/></text:p><text:p text:style-name="P32"><text:span text:style-name="Source_20_Text"><text:span text:style-name="T21">wordpress_db:</text:span></text:span></text:p><text:p text:style-name="P32"><text:span text:style-name="Source_20_Text"><text:span text:style-name="T21"><text:s text:c="2"/>image: mariadb</text:span></text:span></text:p><text:p text:style-name="P32"><text:span text:style-name="Source_20_Text"/></text:p><text:p text:style-name="P32"><text:span text:style-name="Source_20_Text"><text:span text:style-name="T21"><text:s text:c="2"/>environment:</text:span></text:span></text:p><text:p text:style-name="P32"><text:span text:style-name="Source_20_Text"><text:span text:style-name="T21"><text:s text:c="5"/>MYSQL_ROOT_PASSWORD: examplepass</text:span></text:span></text:p></draw:text-box></draw:frame></text:p>
      <text:p text:style-name="P11">Ejecutar <text:span text:style-name="T24">nuevamente</text:span></text:p>
      <text:p text:style-name="P18">docker-compose up -<text:span text:style-name="T20">d</text:span></text:p>
      <text:p text:style-name="P23"/>
      <text:p text:style-name="P27">Navegar a la página <text:a xlink:type="simple" xlink:href="http://localhost:8088/" text:style-name="Internet_20_link" text:visited-style-name="Visited_20_Internet_20_Link"><text:span text:style-name="T25">http://localhost:8088</text:span></text:a><text:span text:style-name="T25"> </text:span></text:p>
      <text:p text:style-name="P28">Estará la página de instalación de wordpress. Instalarlo.</text:p>
      <text:p text:style-name="P28"/>
      <text:p text:style-name="P28">Veamos los containers con:</text:p>
      <text:p text:style-name="P21">docker-compose <text:span text:style-name="T26">ps</text:span></text:p>
      <text:p text:style-name="P28"/>
      <text:p text:style-name="P28"><text:soft-page-break/>Podemos agregar además la herramienta de adminstración de base de datos PHPMyAdmin.</text:p>
      <text:p text:style-name="P28"/>
      <text:p text:style-name="P28">Detener los containers con:</text:p>
      <text:p text:style-name="P19">docker-compose <text:span text:style-name="T23">stop</text:span></text:p>
      <text:p text:style-name="P28"/>
      <text:p text:style-name="P26">Ahora agregamos el container <text:span text:style-name="T26">de PHPMyAdmin</text:span> editando <text:span text:style-name="T24">el </text:span><text:span text:style-name="Source_20_Text"><text:span text:style-name="T29">docker-compose.yml</text:span></text:span><text:span text:style-name="T22"> </text:span>para que quede:</text:p>
      <text:p text:style-name="P24"><draw:frame draw:style-name="fr1" draw:name="Marco3" text:anchor-type="paragraph" svg:width="10.696cm" draw:z-index="3"><draw:text-box fo:min-height="2.027cm"><text:p text:style-name="P32"><text:span text:style-name="Source_20_Text"><text:span text:style-name="T21">wordpress:</text:span></text:span></text:p><text:p text:style-name="P32"><text:span text:style-name="Source_20_Text"><text:span text:style-name="T21"><text:s text:c="2"/>image: wordpress</text:span></text:span></text:p><text:p text:style-name="P32"><text:span text:style-name="Source_20_Text"/></text:p><text:p text:style-name="P32"><text:span text:style-name="Source_20_Text"><text:span text:style-name="T21"><text:s text:c="2"/>ports:</text:span></text:span></text:p><text:p text:style-name="P32"><text:span text:style-name="Source_20_Text"><text:span text:style-name="T21"><text:s text:c="4"/>- 8088:80</text:span></text:span></text:p><text:p text:style-name="P32"><text:span text:style-name="Source_20_Text"/></text:p><text:p text:style-name="P33"><text:span text:style-name="Source_20_Text"><text:span text:style-name="T21"><text:s text:c="2"/>links:</text:span></text:span></text:p><text:p text:style-name="P33"><text:span text:style-name="Source_20_Text"><text:span text:style-name="T21"><text:s text:c="4"/>- wordpress_db:mysql</text:span></text:span></text:p><text:p text:style-name="P33"><text:span text:style-name="Source_20_Text"/></text:p><text:p text:style-name="P32"><text:span text:style-name="Source_20_Text"><text:span text:style-name="T21">wordpress_db:</text:span></text:span></text:p><text:p text:style-name="P32"><text:span text:style-name="Source_20_Text"><text:span text:style-name="T21"><text:s text:c="2"/>image: mariadb</text:span></text:span></text:p><text:p text:style-name="P32"><text:span text:style-name="Source_20_Text"/></text:p><text:p text:style-name="P32"><text:span text:style-name="Source_20_Text"><text:span text:style-name="T21"><text:s text:c="2"/>environment:</text:span></text:span></text:p><text:p text:style-name="P32"><text:span text:style-name="Source_20_Text"><text:span text:style-name="T21"><text:s text:c="5"/>MYSQL_ROOT_PASSWORD: examplepass</text:span></text:span></text:p><text:p text:style-name="P32"><text:span text:style-name="Source_20_Text"/></text:p><text:p text:style-name="P34"><text:span text:style-name="Source_20_Text"><text:span text:style-name="T26">phpmyadmin:</text:span></text:span></text:p><text:p text:style-name="P34"><text:span text:style-name="Source_20_Text"><text:span text:style-name="T26"><text:s text:c="2"/>image: corbinu/docker-phpmyadmin</text:span></text:span></text:p><text:p text:style-name="P34"><text:span text:style-name="Source_20_Text"><text:span text:style-name="T26"><text:s text:c="2"/></text:span></text:span></text:p><text:p text:style-name="P34"><text:span text:style-name="Source_20_Text"><text:span text:style-name="T26"><text:s text:c="2"/>links:</text:span></text:span></text:p><text:p text:style-name="P34"><text:span text:style-name="Source_20_Text"><text:span text:style-name="T26"><text:s text:c="4"/>- wordpress_db:mysql</text:span></text:span></text:p><text:p text:style-name="P34"><text:span text:style-name="Source_20_Text"/></text:p><text:p text:style-name="P34"><text:span text:style-name="Source_20_Text"><text:span text:style-name="T26"><text:s text:c="2"/>ports:</text:span></text:span></text:p><text:p text:style-name="P34"><text:span text:style-name="Source_20_Text"><text:span text:style-name="T26"><text:s text:c="4"/>- 8188:80</text:span></text:span></text:p><text:p text:style-name="P34"><text:span text:style-name="Source_20_Text"/></text:p><text:p text:style-name="P34"><text:span text:style-name="Source_20_Text"><text:span text:style-name="T26"><text:s text:c="2"/>environment:</text:span></text:span></text:p><text:p text:style-name="P34"><text:span text:style-name="Source_20_Text"><text:span text:style-name="T26"><text:s text:c="4"/>MYSQL_USERNAME: root</text:span></text:span></text:p><text:p text:style-name="P34"><text:span text:style-name="Source_20_Text"><text:span text:style-name="T26"><text:s text:c="4"/>MYSQL_ROOT_PASSWORD: examplepass</text:span></text:span></text:p></draw:text-box></draw:frame></text:p>
      <text:p text:style-name="P12">Ejecutar <text:span text:style-name="T24">nuevamente</text:span></text:p>
      <text:p text:style-name="P19">docker-compose up -<text:span text:style-name="T20">d</text:span></text:p>
      <text:p text:style-name="P24"/>
      <text:p text:style-name="P28">PHPMyAdmin debería estar disponibe en <text:a xlink:type="simple" xlink:href="http://localhost:8188/" text:style-name="Internet_20_link" text:visited-style-name="Visited_20_Internet_20_Link">http://localhost:8188</text:a> </text:p>
      <text:p text:style-name="P24"/>
      <text:p text:style-name="P28">Veamos los containers con:</text:p>
      <text:p text:style-name="P15"><text:span text:style-name="T14">docker-compose </text:span><text:span text:style-name="T15">ps</text:span></text:p>
      <text:p text:style-name="P28"/>
      <text:p text:style-name="P10"/>
      <text:p text:style-name="P37">Ahora mapearemos el directorio de trabajo con el directorio de archivos de wordp<text:span text:style-name="T30">r</text:span>ess</text:p>
      <text:p text:style-name="P29"/>
      <text:p text:style-name="P29">Detener los containers con:</text:p>
      <text:p text:style-name="P20">docker-compose <text:span text:style-name="T23">stop</text:span></text:p>
      <text:p text:style-name="P29"/>
      <text:p text:style-name="P26">Ahora agregamos <text:span text:style-name="T31">un</text:span> <text:span text:style-name="T31">volumen mapeando el directorio que contiene el sitio wordpress </text:span></text:p>
      <text:p text:style-name="P25"><draw:frame draw:style-name="fr1" draw:name="Marco4" text:anchor-type="paragraph" svg:width="10.696cm" draw:z-index="4"><draw:text-box fo:min-height="2.027cm"><text:p text:style-name="P32"><text:span text:style-name="Source_20_Text"><text:span text:style-name="T21">wordpress:</text:span></text:span></text:p><text:p text:style-name="P32"><text:span text:style-name="Source_20_Text"><text:span text:style-name="T21"><text:s text:c="2"/>image: wordpress</text:span></text:span></text:p><text:p text:style-name="P32"><text:span text:style-name="Source_20_Text"/></text:p><text:p text:style-name="P32"><text:span text:style-name="Source_20_Text"><text:span text:style-name="T21"><text:s text:c="2"/>ports:</text:span></text:span></text:p><text:p text:style-name="P32"><text:span text:style-name="Source_20_Text"><text:span text:style-name="T21"><text:s text:c="4"/>- 8088:80</text:span></text:span></text:p><text:p text:style-name="P32"><text:span text:style-name="Source_20_Text"/></text:p><text:p text:style-name="P33"><text:span text:style-name="Source_20_Text"><text:span text:style-name="T21"><text:s text:c="2"/>links:</text:span></text:span></text:p><text:p text:style-name="P33"><text:span text:style-name="Source_20_Text"><text:span text:style-name="T21"><text:s text:c="4"/>- wordpress_db:mysql</text:span></text:span></text:p><text:p text:style-name="P33"><text:span text:style-name="Source_20_Text"/></text:p><text:p text:style-name="P35"><text:span text:style-name="Source_20_Text"><text:span text:style-name="T28"><text:s text:c="2"/>volumes:</text:span></text:span></text:p><text:p text:style-name="P35"><text:span text:style-name="Source_20_Text"><text:span text:style-name="T28"><text:s text:c="4"/>- ./wp_html:/var/www/html</text:span></text:span></text:p><text:p text:style-name="P32"><text:span text:style-name="Source_20_Text"/></text:p><text:p text:style-name="P32"><text:span text:style-name="Source_20_Text"><text:span text:style-name="T21">wordpress_db:</text:span></text:span></text:p><text:p text:style-name="P32"><text:span text:style-name="Source_20_Text"><text:span text:style-name="T21"><text:s text:c="2"/>image: mariadb</text:span></text:span></text:p><text:p text:style-name="P32"><text:span text:style-name="Source_20_Text"/></text:p><text:p text:style-name="P32"><text:span text:style-name="Source_20_Text"><text:span text:style-name="T21"><text:s text:c="2"/>environment:</text:span></text:span></text:p><text:p text:style-name="P32"><text:span text:style-name="Source_20_Text"><text:span text:style-name="T21"><text:s text:c="5"/>MYSQL_ROOT_PASSWORD: examplepass</text:span></text:span></text:p><text:p text:style-name="P32"><text:span text:style-name="Source_20_Text"/></text:p><text:p text:style-name="P34"><text:span text:style-name="Source_20_Text"><text:span text:style-name="T26">phpmyadmin:</text:span></text:span></text:p><text:p text:style-name="P34"><text:span text:style-name="Source_20_Text"><text:span text:style-name="T26"><text:s text:c="2"/>image: corbinu/docker-phpmyadmin</text:span></text:span></text:p><text:p text:style-name="P34"><text:span text:style-name="Source_20_Text"><text:span text:style-name="T26"><text:s text:c="2"/></text:span></text:span></text:p><text:p text:style-name="P34"><text:span text:style-name="Source_20_Text"><text:span text:style-name="T26"><text:s text:c="2"/>links:</text:span></text:span></text:p><text:p text:style-name="P34"><text:span text:style-name="Source_20_Text"><text:span text:style-name="T26"><text:s text:c="4"/>- wordpress_db:mysql</text:span></text:span></text:p><text:p text:style-name="P34"><text:span text:style-name="Source_20_Text"/></text:p><text:p text:style-name="P34"><text:span text:style-name="Source_20_Text"><text:span text:style-name="T26"><text:s text:c="2"/>ports:</text:span></text:span></text:p><text:p text:style-name="P34"><text:span text:style-name="Source_20_Text"><text:span text:style-name="T26"><text:s text:c="4"/>- 8188:80</text:span></text:span></text:p><text:p text:style-name="P34"><text:span text:style-name="Source_20_Text"/></text:p><text:p text:style-name="P34"><text:span text:style-name="Source_20_Text"><text:span text:style-name="T26"><text:s text:c="2"/>environment:</text:span></text:span></text:p><text:p text:style-name="P34"><text:span text:style-name="Source_20_Text"><text:span text:style-name="T26"><text:s text:c="4"/>MYSQL_USERNAME: root</text:span></text:span></text:p><text:p text:style-name="P34"><text:span text:style-name="Source_20_Text"><text:span text:style-name="T26"><text:s text:c="4"/>MYSQL_ROOT_PASSWORD: examplepass</text:span></text:span></text:p></draw:text-box></draw:frame></text:p>
      <text:p text:style-name="P13">E<text:span text:style-name="T27">liminamos el container wordpress con</text:span></text:p>
      <text:p text:style-name="P20">docker-compose <text:span text:style-name="T27">rm</text:span> <text:span text:style-name="T27">wordpress</text:span></text:p>
      <text:p text:style-name="P13"/>
      <text:p text:style-name="P13"><text:span text:style-name="T27">Y e</text:span>jecut<text:span text:style-name="T27">amos</text:span> <text:span text:style-name="T24">nuevamente</text:span></text:p>
      <text:p text:style-name="P20">docker-compose up -<text:span text:style-name="T20">d</text:span></text:p>
      <text:p text:style-name="P10"/>
      <text:p text:style-name="P30">Veamos el contenido del directorio ~/w<text:span text:style-name="T31">p_html</text:span></text:p>
      <text:p text:style-name="P10"/>
      <text:p text:style-name="P14">E<text:span text:style-name="T21">xplicar qué hace cada una de las líneas del archivo el </text:span><text:span text:style-name="Source_20_Text"><text:span text:style-name="T29">docker-compose.yml</text:span></text:span><text:span text:style-name="T21"> final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MT1" style:family="text">
      <style:text-properties officeooo:rsid="00167c96"/>
    </style:style>
    <style:style style:name="MT2" style:family="text">
      <style:text-properties officeooo:rsid="0071216d"/>
    </style:style>
    <style:style style:name="MT3" style:family="text">
      <style:text-properties officeooo:rsid="004156af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1216d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09</text:span> - <text:span text:style-name="MT3">Docker Compos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9</text:span><text:span text:style-name="MT6"><text:tab/></text:span><text:span text:style-name="Page_20_Number"><text:span text:style-name="MT4"><text:page-number text:select-page="current">4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09 - Uso de Docker Compose</dc:title>
    <dc:subject>Docker Compose</dc:subject>
    <meta:initial-creator>Gabriel </meta:initial-creator>
    <meta:creation-date>2015-03-25T17:24:42.108309479</meta:creation-date>
    <dc:language>en-US</dc:language>
    <meta:editing-cycles>66</meta:editing-cycles>
    <meta:editing-duration>P1DT5H46M50S</meta:editing-duration>
    <dc:date>2019-04-24T17:58:20.374314110</dc:date>
    <meta:keyword>consolidacion tics containers docker docker-compose</meta:keyword>
    <meta:document-statistic meta:table-count="0" meta:image-count="0" meta:object-count="0" meta:page-count="4" meta:paragraph-count="110" meta:word-count="379" meta:character-count="2942" meta:non-whitespace-character-count="2531"/>
    <meta:user-defined meta:name="Info 1"/>
    <meta:user-defined meta:name="Info 2"/>
    <meta:user-defined meta:name="Info 3"/>
    <meta:user-defined meta:name="Info 4"/>
  </office:meta>
</office:document-meta>
</file>